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Pictures/10000000000001410000013A1095FDA2.jpg" manifest:media-type="image/jpeg"/>
  <manifest:file-entry manifest:full-path="Pictures/10000000000000E1000000DC6BC54D39.jpg" manifest:media-type="image/jpeg"/>
  <manifest:file-entry manifest:full-path="Pictures/10000000000000C0000000C8ABDA03C2.jpg" manifest:media-type="image/jpeg"/>
  <manifest:file-entry manifest:full-path="Pictures/10000000000000CB000000C69B97DC6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 SemiConden" svg:font-family="'Bahnschrift SemiBold SemiConden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e0e0e0" draw:fill-gradient-name="Pastel_20_Bouquet" draw:opacity="100%" draw:textarea-horizontal-align="justify" draw:textarea-vertical-align="middle" draw:auto-grow-height="false" fo:min-height="4.512cm" fo:min-width="12.835cm" loext:decorative="false"/>
      <style:paragraph-properties style:writing-mode="lr-tb"/>
    </style:style>
    <style:style style:name="gr2" style:family="graphic" style:parent-style-name="standard">
      <style:graphic-properties draw:stroke="none" svg:stroke-color="#9fa8da" draw:fill="bitmap" draw:fill-image-name="FriedrichWilhelmNietzsche_28_1844-1900_29_2" draw:textarea-horizontal-align="justify" draw:textarea-vertical-align="middle" draw:auto-grow-height="false" fo:min-height="4.512cm" fo:min-width="3.945cm" loext:decorative="false"/>
    </style:style>
    <style:style style:name="gr3" style:family="graphic" style:parent-style-name="standard">
      <style:graphic-properties draw:stroke="none" svg:stroke-color="#9fa8da" draw:fill="bitmap" draw:fill-image-name="JohannWolfgangvonGoethe_28_1749-1832_29_" draw:textarea-horizontal-align="justify" draw:textarea-vertical-align="middle" draw:auto-grow-height="false" fo:min-height="4.512cm" fo:min-width="3.945cm" loext:decorative="false"/>
    </style:style>
    <style:style style:name="P1" style:family="paragraph">
      <style:paragraph-properties fo:margin-top="0.42cm" fo:margin-bottom="0.35cm" fo:text-align="center"/>
      <style:text-properties fo:color="#424242" loext:opacity="100%" style:font-name="Bahnschrift SemiBold SemiConden" fo:font-size="24pt" style:font-size-asian="10pt" style:font-size-complex="10pt"/>
    </style:style>
    <style:style style:name="P2" style:family="paragraph">
      <loext:graphic-properties draw:fill="gradient" draw:fill-color="#e0e0e0" draw:fill-gradient-name="Pastel_20_Bouquet" draw:opacity="100%"/>
      <style:paragraph-properties fo:margin-top="0.42cm" fo:margin-bottom="0.35cm" fo:text-align="center"/>
      <style:text-properties fo:color="#424242" loext:opacity="100%" style:font-name="Bahnschrift SemiBold SemiConden" fo:font-size="24pt" style:font-size-asian="10pt" style:font-size-complex="10pt"/>
    </style:style>
    <style:style style:name="P3" style:family="paragraph">
      <loext:graphic-properties draw:fill="bitmap" draw:fill-image-name="FriedrichWilhelmNietzsche_28_1844-1900_29_2"/>
      <style:paragraph-properties fo:text-align="center"/>
    </style:style>
    <style:style style:name="P4" style:family="paragraph">
      <loext:graphic-properties draw:fill="bitmap" draw:fill-image-name="JohannWolfgangvonGoethe_28_1749-1832_29_"/>
      <style:paragraph-properties fo:text-align="center"/>
    </style:style>
    <style:style style:name="P5" style:family="paragraph">
      <style:paragraph-properties fo:margin-top="0.42cm" fo:margin-bottom="0.35cm" fo:text-align="center"/>
      <style:text-properties fo:color="#424242" loext:opacity="100%" fo:font-size="10pt" style:font-size-asian="10pt" style:font-size-complex="10pt"/>
    </style:style>
    <style:style style:name="T1" style:family="text">
      <style:text-properties fo:color="#424242" loext:opacity="100%" style:font-name="Bahnschrift SemiBold SemiConden"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335cm" svg:height="4.762cm" svg:x="5.762cm" svg:y="12.113cm">
          <text:p text:style-name="P1">We should consider every day lost on which we have not danced at least once.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45cm" svg:height="4.762cm" svg:x="0.682cm" svg:y="12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4.762cm" svg:x="14.33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.335cm" svg:height="4.762cm" svg:x="0.682cm" svg:y="6.715cm">
          <text:p text:style-name="P5"><text:span text:style-name="T1">„</text:span><text:span text:style-name="T1">Nur wo du zu Fuß warst, bist du wirklich gewesen“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 SemiConden" svg:font-family="'Bahnschrift SemiBold SemiConden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FriedrichWilhelmNietzsche_28_1844-1900_29_" draw:display-name="FriedrichWilhelmNietzsche(1844-1900)" xlink:href="Pictures/10000000000001410000013A1095FDA2.jpg" xlink:type="simple" xlink:show="embed" xlink:actuate="onLoad"/>
    <draw:fill-image draw:name="FriedrichWilhelmNietzsche_28_1844-1900_29_1" draw:display-name="FriedrichWilhelmNietzsche(1844-1900)1" xlink:href="Pictures/10000000000000E1000000DC6BC54D39.jpg" xlink:type="simple" xlink:show="embed" xlink:actuate="onLoad"/>
    <draw:fill-image draw:name="FriedrichWilhelmNietzsche_28_1844-1900_29_2" draw:display-name="FriedrichWilhelmNietzsche(1844-1900)2" xlink:href="Pictures/10000000000000CB000000C69B97DC60.jpg" xlink:type="simple" xlink:show="embed" xlink:actuate="onLoad"/>
    <draw:fill-image draw:name="JohannWolfgangvonGoethe_28_1749-1832_29_" draw:display-name="JohannWolfgangvonGoethe(1749-1832)" xlink:href="Pictures/10000000000000C0000000C8ABDA03C2.jp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8T16:21:09.562000000</meta:creation-date>
    <dc:date>2024-05-08T18:31:14.552000000</dc:date>
    <meta:editing-duration>PT1H37M27S</meta:editing-duration>
    <meta:editing-cycles>1</meta:editing-cycles>
    <meta:document-statistic meta:object-count="4"/>
    <meta:generator>LibreOffice/24.2.0.3$Windows_X86_64 LibreOffice_project/da48488a73ddd66ea24cf16bbc4f7b9c08e9bea1</meta:generator>
  </office:meta>
</office:document-meta>
</file>